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Standard">
      <style:table-properties style:width="6.2785in" fo:margin-left="-0.0104in" fo:margin-right="0in" style:page-number="auto" table:align="margins" style:writing-mode="lr-tb"/>
    </style:style>
    <style:style style:name="Table2.A" style:family="table-column">
      <style:table-column-properties style:column-width="6.2785in" style:rel-column-width="9041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5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0.375in"/>
    </style:style>
    <style:style style:name="Table1.E" style:family="table-column">
      <style:table-column-properties style:column-width="2.8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2701in" fo:margin-left="0in" fo:margin-right="-0.0021in" table:align="margins" style:writing-mode="lr-tb"/>
    </style:style>
    <style:style style:name="Table3.A" style:family="table-column">
      <style:table-column-properties style:column-width="6.2701in" style:rel-column-width="65535*"/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1252in"/>
        </style:tab-stops>
      </style:paragraph-properties>
      <style:text-properties fo:color="#000000" style:font-name="Arial" fo:language="en" fo:country="US" style:language-asian="zxx" style:country-asian="none" style:font-name-complex="Arial"/>
    </style:style>
    <style:style style:name="P4" style:family="paragraph" style:parent-style-name="Standard">
      <style:paragraph-properties>
        <style:tab-stops>
          <style:tab-stop style:position="5.1252in"/>
        </style:tab-stops>
      </style:paragraph-properties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0pt" fo:language="en" fo:country="US" style:font-size-asian="10pt" style:language-asian="zxx" style:country-asian="none" style:font-name-complex="Arial" style:font-size-complex="10pt"/>
    </style:style>
    <style:style style:name="P6" style:family="paragraph" style:parent-style-name="Standard">
      <style:text-properties fo:color="#000000" style:font-name="Times New Roman" fo:font-size="11pt" style:font-size-asian="11pt" style:font-name-complex="Arial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1pt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style:font-size-asian="11pt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1pt" style:font-size-asian="11pt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style:font-size-asian="11pt" style:font-name-complex="Arial" style:font-size-complex="11pt"/>
    </style:style>
    <style:style style:name="P11" style:family="paragraph" style:parent-style-name="Standard">
      <style:text-properties fo:color="#000000" style:font-name="Times New Roman" fo:font-size="11pt" fo:language="en" fo:country="US" style:font-size-asian="11pt" style:font-name-complex="Arial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US" style:font-size-asian="11pt" style:font-name-complex="Arial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fo:language="id" fo:country="ID" style:font-size-asian="11pt" style:font-name-complex="Arial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1" fo:font-size="12pt" fo:language="fi" fo:country="FI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1in" fo:margin-right="-0.0126in" fo:text-align="justify" style:justify-single-word="false" fo:text-indent="0.3752in" style:auto-text-indent="false"/>
    </style:style>
    <style:style style:name="P20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Times New Roman" fo:font-size="12pt" fo:language="pt" fo:country="BR" style:font-size-asian="12pt" style:font-name-complex="Arial" style:font-size-complex="12pt"/>
    </style:style>
    <style:style style:name="P21" style:family="paragraph" style:parent-style-name="Standard">
      <style:paragraph-properties fo:margin-left="0in" fo:margin-right="-0.4689in" fo:text-align="justify" style:justify-single-word="false" fo:text-indent="0in" style:auto-text-indent="false"/>
      <style:text-properties fo:color="#000000" style:font-name="Arial" fo:font-size="10pt" fo:language="pt" fo:country="BR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-0.0752in" fo:text-align="justify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left="1in" fo:margin-right="-0.0126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-0.0126in" fo:text-align="justify" style:justify-single-word="false" fo:text-indent="0.5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5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0in" fo:margin-right="-0.0126in" fo:text-align="justify" style:justify-single-word="false" fo:text-indent="1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7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8126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8" style:family="paragraph" style:parent-style-name="Standard">
      <style:paragraph-properties fo:margin-left="0in" fo:margin-right="-0.0126in" fo:text-align="justify" style:justify-single-word="false" fo:text-indent="1in" style:auto-text-indent="false">
        <style:tab-stops>
          <style:tab-stop style:position="1.5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29" style:family="paragraph" style:parent-style-name="Standard">
      <style:paragraph-properties fo:margin-left="0in" fo:margin-right="-0.0126in" fo:text-align="justify" style:justify-single-word="false" fo:text-indent="1.1811in" style:auto-text-indent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30" style:family="paragraph" style:parent-style-name="Standard">
      <style:paragraph-properties fo:margin-left="1.1811in" fo:margin-right="-0.0126in" fo:text-align="justify" style:justify-single-word="false" fo:text-indent="0.2957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1" style:family="paragraph" style:parent-style-name="Standard">
      <style:paragraph-properties fo:margin-left="1.1811in" fo:margin-right="-0.0126in" fo:text-align="justify" style:justify-single-word="false" fo:text-indent="0.1937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2" style:family="paragraph" style:parent-style-name="Table_20_Contents">
      <style:paragraph-properties fo:text-align="end" style:justify-single-word="false">
        <style:tab-stops>
          <style:tab-stop style:position="5.1252in"/>
        </style:tab-stops>
      </style:paragraph-properties>
      <style:text-properties fo:color="#000000" style:font-name="Arial" fo:font-size="10pt" fo:language="en" fo:country="US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Times New Roman1" fo:font-size="16pt" fo:letter-spacing="0.0417in" fo:language="fi" fo:country="FI" fo:font-weight="bold" style:font-size-asian="16pt" style:font-weight-asian="bold" style:font-name-complex="Arial" style:font-size-complex="1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Times New Roman" fo:font-size="12pt" fo:language="id" fo:country="ID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000000" style:font-name="Times New Roman" fo:font-size="12pt" fo:language="id" fo:country="ID" style:font-size-asian="12pt" style:font-name-complex="Arial" style:font-size-complex="12pt"/>
    </style:style>
    <style:style style:name="P37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font-size-asian="12pt" style:font-size-complex="12pt"/>
    </style:style>
    <style:style style:name="P38" style:family="paragraph" style:parent-style-name="Table_20_Contents">
      <style:paragraph-properties fo:margin-left="2.6354in" fo:margin-right="0in" fo:text-align="center" style:justify-single-word="false" fo:orphans="2" fo:widows="2" fo:text-indent="0in" style:auto-text-indent="false" text:number-lines="false" text:line-number="0" style:writing-mode="lr-tb"/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color="#000000" fo:language="id" fo:country="ID" style:font-name-complex="Arial"/>
    </style:style>
    <style:style style:name="T2" style:family="text">
      <style:text-properties fo:color="#000000" fo:language="en" fo:country="US" style:font-name-complex="Arial"/>
    </style:style>
    <style:style style:name="T3" style:family="text">
      <style:text-properties fo:color="#000000"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color="#000000" fo:language="en" fo:country="US" fo:font-weight="bold" style:font-weight-asian="bold" style:font-name-complex="Arial" style:font-weight-complex="bold"/>
    </style:style>
    <style:style style:name="T5" style:family="text">
      <style:text-properties fo:color="#000000" style:font-name-complex="Arial"/>
    </style:style>
    <style:style style:name="T6" style:family="text">
      <style:text-properties fo:color="#000000" fo:language="fi" fo:country="FI" style:font-name-complex="Arial"/>
    </style:style>
    <style:style style:name="T7" style:family="text">
      <style:text-properties fo:color="#000000" style:font-name="Times New Roman" fo:font-size="12pt" fo:language="id" fo:country="ID" style:font-size-asian="12pt" style:font-name-complex="Arial" style:font-size-complex="12pt"/>
    </style:style>
    <style:style style:name="T8" style:family="text">
      <style:text-properties fo:color="#000000" style:font-name="Times New Roman" fo:font-size="12pt" fo:language="id" fo:country="ID" style:font-size-asian="12pt" style:font-size-complex="12pt"/>
    </style:style>
    <style:style style:name="T9" style:family="text">
      <style:text-properties fo:color="#000000" style:font-name="Times New Roman" fo:font-size="12pt" fo:language="id" fo:country="ID" fo:font-style="normal" style:font-size-asian="12pt" style:font-style-asian="normal" style:font-name-complex="Arial" style:font-size-complex="12pt" style:font-style-complex="normal"/>
    </style:style>
    <style:style style:name="T10" style:family="text">
      <style:text-properties fo:color="#000000" style:font-name="Times New Roman" fo:font-size="12pt" fo:language="en" fo:country="US" style:font-size-asian="12pt" style:font-name-complex="Arial" style:font-size-complex="12pt"/>
    </style:style>
    <style:style style:name="T11" style:family="text">
      <style:text-properties fo:color="#000000" style:font-name="Times New Roman1" fo:font-size="12pt" fo:language="fi" fo:country="FI" style:font-size-asian="12pt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34">{kejaksaan}</text:p>
            <text:p text:style-name="P33">{tempat}</text:p>
          </table:table-cell>
        </table:table-row>
      </table:table>
      <text:p text:style-name="P32">WAS-9</text:p>
      <text:p text:style-name="P4"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Nomor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2">B- {nomor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2"><text:span text:style-name="T1">.</text:span><text:span text:style-name="T11">{tempat}, <text:s/>{tanggal} <text:s/></text:span><text:span text:style-name="T5"><text:s text:c="5"/></text:span></text:p>
          </table:table-cell>
        </table:table-row>
        <table:table-row table:style-name="Table1.1">
          <table:table-cell table:style-name="Table1.A1" office:value-type="string">
            <text:p text:style-name="P7">Sifat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6">{sifat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7">Lampiran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1">{berkas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7"><text:span text:style-name="T5">P</text:span><text:span text:style-name="T2">e</text:span><text:span text:style-name="T5">rihal</text:span>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17"><text:span text:style-name="T1">Permintaan</text:span><text:span text:style-name="T6"> keterangan</text:span><text:span text:style-name="T1"> </text:span></text:p>
            <text:p text:style-name="P16">sebagai saksi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KEPADA YTH.</text:p>
            <text:p text:style-name="P13">{namaSaksi}</text:p>
            <text:p text:style-name="P15">Di <text:s/>-</text:p>
            <text:p text:style-name="P18"><text:span text:style-name="T2"><text:s text:c="18"/></text:span><text:span text:style-name="T3">Tempat</text:span></text:p>
          </table:table-cell>
        </table:table-row>
      </table:table>
      <text:p text:style-name="P3"/>
      <text:p text:style-name="P23"><text:span text:style-name="T7"><text:tab/>Dengan ini diminta kehadiran Saudara di </text:span><text:span text:style-name="T10">K</text:span><text:span text:style-name="T7">antor Kejaksaan </text:span><text:span text:style-name="T10">{Kejaksaan}</text:span><text:span text:style-name="T7"> pada :</text:span><text:span text:style-name="Body_20_Text_20_Indent_20_Char"><text:span text:style-name="T8"> </text:span></text:span></text:p>
      <text:p text:style-name="P24"/>
      <text:p text:style-name="P25"><text:span text:style-name="T1">Hari<text:tab/>: </text:span><text:span text:style-name="T2">{hari}</text:span></text:p>
      <text:p text:style-name="P25"><text:span text:style-name="T1">Tanggal<text:tab/>: </text:span><text:span text:style-name="T2">{tanggalPanggilan}</text:span></text:p>
      <text:p text:style-name="P25"><text:span text:style-name="T1">Jam<text:tab/>: </text:span><text:span text:style-name="T2">{jam}</text:span></text:p>
      <text:p text:style-name="P25"><text:span text:style-name="T1">Tempat <text:s text:c="6"/></text:span><text:span text:style-name="T1">: </text:span><text:span text:style-name="T2">{tempatPanggilan}</text:span></text:p>
      <text:p text:style-name="P29"/>
      <text:p text:style-name="P26">bertemu dengan :</text:p>
      <text:p text:style-name="P26"/>
      <text:p text:style-name="P25"><text:span text:style-name="T1">Nama<text:tab/><text:tab/>: </text:span><text:span text:style-name="T4">{namaPemeriksa}</text:span></text:p>
      <text:p text:style-name="P25"><text:span text:style-name="T1">Pangkat/Gol.<text:tab/>: </text:span><text:span text:style-name="T2">{pangkatPemeriksa}</text:span></text:p>
      <text:p text:style-name="P25"><text:span text:style-name="T1">NIP / NRP<text:tab/><text:tab/>: </text:span><text:span text:style-name="T2">{nipPemeriksa}</text:span></text:p>
      <text:p text:style-name="P27">Jabatan <text:tab/><text:tab/>: {jabatanPemeriksa}</text:p>
      <text:p text:style-name="P28"/>
      <text:p text:style-name="P19"><text:span text:style-name="T7">Untuk didengar keterangannya sebagai Saksi dalam pemeriksaan internal Kejaksaan atas dugaan pelanggaran disiplin yang dilakukan oleh Terlapor atas nama {namaTerlapor}</text:span><text:span text:style-name="Body_20_Text_20_Indent_20_Char"><text:span text:style-name="T8"> </text:span></text:span><text:span text:style-name="T7">mengenai {uraianPermasalahan}, berdasarkan Surat Perintah {pejabatSpWas1} </text:span><text:span text:style-name="T9">{pimpinan}</text:span><text:span text:style-name="T7"> Nomor : </text:span><text:span text:style-name="T10">{noSpWas1}</text:span><text:span text:style-name="T7"> tanggal {tglSpWas1}</text:span></text:p>
      <text:p text:style-name="P30"/>
      <text:p text:style-name="P31">Demikian untuk maklum dan atas kehadiran Saudara diucapkan terimakasih.</text:p>
      <text:p text:style-name="P36"/>
      <text:p text:style-name="P35"/>
      <table:table table:name="Table3" table:style-name="Table3">
        <table:table-column table:style-name="Table3.A"/>
        <table:table-row>
          <table:table-cell office:value-type="string">
            <text:p text:style-name="P37"/>
            <text:p text:style-name="P37">{jabatanPenandatangan}</text:p>
            <text:p text:style-name="P37">{jabatan}</text:p>
          </table:table-cell>
        </table:table-row>
        <table:table-row>
          <table:table-cell office:value-type="string">
            <text:p text:style-name="P37"/>
            <text:p text:style-name="P37"/>
            <text:p text:style-name="P37"/>
            <text:p text:style-name="P37"/>
          </table:table-cell>
        </table:table-row>
        <table:table-row>
          <table:table-cell office:value-type="string">
            <text:p text:style-name="P38">{namaTandatangan}</text:p>
          </table:table-cell>
        </table:table-row>
        <table:table-row>
          <table:table-cell office:value-type="string">
            <text:p text:style-name="P37">{nipTandatangan}</text:p>
          </table:table-cell>
        </table:table-row>
      </table:table>
      <text:p text:style-name="P20"/>
      <text:p text:style-name="P21">Tembusan:</text:p>
      <text:p text:style-name="P5">[!-- BEGIN tembusan --]</text:p>
      <text:p text:style-name="P5">{urut}. {tembusanJabatan}</text:p>
      <text:p text:style-name="P5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_20_body_20_indent" style:display-name="Text body indent" style:family="paragraph" style:parent-style-name="Standard" style:class="text">
      <style:paragraph-properties fo:margin-left="1.25in" fo:margin-right="0in" fo:line-height="150%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style:font-name="Arial" fo:language="en" fo:country="US" style:font-name-complex="Ari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ody_20_Text_20_Indent_20_Char" style:display-name="Body Text Indent Char" style:family="text" style:parent-style-name="Default_20_Paragraph_20_Font">
      <style:text-properties style:font-name="Arial" fo:font-size="12pt" fo:language="en" fo:country="US" style:font-name-asian="Times New Roman" style:font-size-asian="12pt" style:font-name-complex="Arial" style:font-size-complex="12pt"/>
    </style:style>
    <style:style style:name="Line_20_numbering" style:display-name="Line numbering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page-layout style:name="Mpm1">
      <style:page-layout-properties fo:page-width="8.2681in" fo:page-height="11.6929in" style:num-format="1" style:print-orientation="portrait" fo:margin-top="0.491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0516in" fo:margin-left="0in" fo:margin-right="0in" fo:margin-bottom="0.4693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1:00</meta:creation-date>
    <dc:date>2017-02-24T15:39:38.78</dc:date>
    <meta:print-date>2010-11-06T08:23:00</meta:print-date>
    <meta:editing-cycles>85</meta:editing-cycles>
    <meta:editing-duration>PT17H57M56S</meta:editing-duration>
    <meta:generator>OpenOffice/4.1.1$Win32 OpenOffice.org_project/411m6$Build-9775</meta:generator>
    <meta:document-statistic meta:table-count="3" meta:image-count="0" meta:object-count="0" meta:page-count="1" meta:paragraph-count="42" meta:word-count="127" meta:character-count="989"/>
    <dc:creator>ff sdfsf</dc:creator>
  </office:meta>
</office:document-meta>
</file>